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égis Debray, mit Cours de Mediologie générale </text:p>
      <text:p text:style-name="Standard">→ Kultur und Technik nicht voneinander zu trennen </text:p>
      <text:p text:style-name="Standard">→ Unterschied humanistisches Szenario, wo Kultur und Technik getrennt werden </text:p>
      <text:p text:style-name="Standard">→ Begründung: Berufung auf André Leroi Gourhans´ Ansichten zur menschlichen Evolution – Anfang Hände Lauf-&gt;Greif ;Mund Greif-&gt;Sprech. Dann: Prozess der Entäußerung; Entäuß. Fähigkeit-&gt;Neu-Fertigkeit. </text:p>
      <text:p text:style-name="Standard">→ Technik ist immer menschlich, da sich der Mensch nur durch sie entwickelt.+ Der Mensch definiert sich durch seine Technik. </text:p>
      <text:p text:style-name="Standard"><text:tab/>→ Mit Speer einen Schritt weiterentwickelt (erweiterung unseres Körpers)</text:p>
      <text:p text:style-name="Standard">→ Gesten zur benutzung von Werkzeugen innerhalb einer Gemeinschaft erfunden bewart und aktualisiert (Kulturtechnik)-&gt;Kultur: Entwicklung um diesen ritualisierten Gebrauch der Werkzeuge</text:p>
      <text:p text:style-name="Standard"><text:tab/>→ Asien-Stäbchen → Europa Tischmanieren mit wo besteck liegt... usw.</text:p>
      <text:p text:style-name="Standard">→ Programmierung eines Werkzeuges: Art der Umsetzung eines kulturellen Programms (z.B. Zeitmessung) (Technik entsteht aus Kultur)</text:p>
      <text:p text:style-name="Standard">→ trotzdem Unterschied Kultur-Technik: Kultur stiftet Identität+ist subjektiv; Technik für Fortschritt+ist objektiv (Werkzeug technisches Objekt, Hand kulturelles Subjekt)</text:p>
      <text:p text:style-name="Standard">→ Entstehung eines “kollektiven Gedächtnises”, das alles materialisierte Wissen einer Gesellschaft+ Erfahrungen+kulturtechniken speichert, durch z.B. Schrift, sprache, vererbte Technik.</text:p>
      <text:p text:style-name="Standard"/>
      <text:p text:style-name="Standard">Régis Debrays´ Ansichten</text:p>
      <text:p text:style-name="Standard">-Kultur und Technik nicht getrennt (Bezug auf A.Leroi Gourhan)</text:p>
      <text:p text:style-name="Standard">-Technik ist immer Menschlich</text:p>
      <text:p text:style-name="Standard">-Mensch definiert sich durch seine Technik</text:p>
      <text:p text:style-name="Standard"/>
      <text:p text:style-name="Standard"/>
      <text:p text:style-name="Standard">-Kultur und Technik bedingen sich gegenseitig</text:p>
      <text:p text:style-name="Standard">-Kultur stiftet Identität und ist subjektiv</text:p>
      <text:p text:style-name="Standard">-Technik sorgt für Fortschritt und ist universal gleichgültig</text:p>
      <text:p text:style-name="Standard">-Identität+ Tradition(Kultur) und Evolution und Fortschritt(Technik) setzen ein kollektives Gedächtnis vorra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5:54:53.81</meta:creation-date>
    <dc:date>2013-01-16T20:51:03.70</dc:date>
    <meta:editing-duration>PT12H46M15S</meta:editing-duration>
    <meta:editing-cycles>17</meta:editing-cycles>
    <meta:generator>OpenOffice.org/3.4.1$Win32 OpenOffice.org_project/341m1$Build-9593</meta:generator>
    <meta:document-statistic meta:table-count="0" meta:image-count="0" meta:object-count="0" meta:page-count="1" meta:paragraph-count="19" meta:word-count="214" meta:character-count="1726"/>
  </office:meta>
</office:document-meta>
</file>